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Limelight Distance</text:p>
          </table:table-cell>
          <table:table-cell office:value-type="string" calcext:value-type="string">
            <text:p>Distance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.664398742372" calcext:value-type="float">
            <text:p>64.664398742372</text:p>
          </table:table-cell>
          <table:table-cell office:value-type="string" calcext:value-type="string">
            <text:p>5ft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9.682526623029" calcext:value-type="float">
            <text:p>109.682526623029</text:p>
          </table:table-cell>
          <table:table-cell office:value-type="string" calcext:value-type="string">
            <text:p>8f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9.584734646607" calcext:value-type="float">
            <text:p>139.584734646607</text:p>
          </table:table-cell>
          <table:table-cell office:value-type="string" calcext:value-type="string">
            <text:p>10f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4.932013778969" calcext:value-type="float">
            <text:p>164.932013778969</text:p>
          </table:table-cell>
          <table:table-cell office:value-type="string" calcext:value-type="string">
            <text:p>12ft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4.244297060765" calcext:value-type="float">
            <text:p>184.244297060765</text:p>
          </table:table-cell>
          <table:table-cell office:value-type="string" calcext:value-type="string">
            <text:p>14ft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198.535520498573" calcext:value-type="float">
            <text:p>198.535520498573</text:p>
          </table:table-cell>
          <table:table-cell office:value-type="string" calcext:value-type="string">
            <text:p>15ft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6.400182184959" calcext:value-type="float">
            <text:p>226.400182184959</text:p>
          </table:table-cell>
          <table:table-cell office:value-type="string" calcext:value-type="string">
            <text:p>17f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4.818481766171" calcext:value-type="float">
            <text:p>254.818481766171</text:p>
          </table:table-cell>
          <table:table-cell office:value-type="string" calcext:value-type="string">
            <text:p>18f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294.177709722436" calcext:value-type="float">
            <text:p>294.177709722436</text:p>
          </table:table-cell>
          <table:table-cell office:value-type="string" calcext:value-type="string">
            <text:p>21ft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24.254237261245" calcext:value-type="float">
            <text:p>324.254237261245</text:p>
          </table:table-cell>
          <table:table-cell office:value-type="string" calcext:value-type="string">
            <text:p>23ft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8.45867880925" calcext:value-type="float">
            <text:p>348.45867880925</text:p>
          </table:table-cell>
          <table:table-cell office:value-type="string" calcext:value-type="string">
            <text:p>26ft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396.753030768999" calcext:value-type="float">
            <text:p>396.753030768999</text:p>
          </table:table-cell>
          <table:table-cell office:value-type="string" calcext:value-type="string">
            <text:p>28ft</text:p>
          </table:table-cell>
          <table:table-cell office:value-type="float" office:value="7.25" calcext:value-type="float">
            <text:p>7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7T13:19:37.784913660</meta:creation-date>
    <dc:date>2021-03-27T14:47:18.208946561</dc:date>
    <meta:editing-duration>PT15M29S</meta:editing-duration>
    <meta:editing-cycles>2</meta:editing-cycles>
    <meta:generator>LibreOffice/7.0.3.1$Linux_X86_64 LibreOffice_project/00$Build-1</meta:generator>
    <meta:document-statistic meta:table-count="1" meta:cell-count="51" meta:object-count="0"/>
  </office:meta>
</office:document-meta>
</file>